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I Did It My Way” Club</text:p>
      <text:p text:style-name="P2"/>
      <text:p text:style-name="P1"><text:span text:style-name="T1">Read:</text:span> Leviticus 10:1-11</text:p>
      <text:p text:style-name="P1"><text:s/></text:p>
      <text:p text:style-name="P1"><text:span text:style-name="T1">Text:</text:span> Leviticus 10:3 “Then Moses said…This is it that the LORD spake, saying, I will be sanctified in them that come nigh me, and before all the people I will be glorified.”</text:p>
      <text:p text:style-name="P1"/>
      <text:p text:style-name="P1"><text:span text:style-name="T1">Introduction:</text:span> I remember a common phrase from my Military days: “There is the right way, the wrong way, and the Navy way.” <text:s/>One of the saddest songs ever written was written by Paul Anka. It was a hit by both Frank Sinatra and Elvis Presley. It is a song about a man who has ruined his life. It is entitled: “I Did it My Way.” </text:p>
      <text:p text:style-name="P1"><text:s text:c="2"/>Do you know anyone who lives their life; refusing to listen to others? <text:s/>They are like ‘Ford:’ <text:span text:style-name="T2">they always have a better idea</text:span>. No one can tell them anything. One reason that we need supervision on the job is that most of us will take shortcuts if no one's looking. Why else would a grown up person need someone to look over their shoulder all day long, as they work?</text:p>
      <text:p text:style-name="P1"><text:s text:c="2"/>Here are a few people in the scriptures who were members of the “I did it my way” club.</text:p>
      <text:p text:style-name="P1"/>
      <text:p text:style-name="P1"><text:span text:style-name="T1">I. Pharaoh</text:span> is a charter member of this club. The book of Exodus tells the story in all of its sadness. God had sent the children of Israel into Egypt where they were a blessing for about 400 years. A new Pharaoh came to power. He does not see the Israelites as an asset. He decides to protect the superior Egyptians by enslaving the Israelites and he begins to build a new capitol city with the newly enslaved Israelites. God sends Moses to him to demand the freedom of His people. God sends 10 plagues that effect the Egyptians in a dramatic/negative way. We read 15 times that Pharaoh hardens his heart. Several times his advisers told him: “This is the hand of God.” But he refuses to accept that truth. Egypt is devastated by the ravages of the plagues but he stubbornly refuses to let the Israelites go. Finally they are allowed to go but Pharaoh chases them down and leads his army to a watery grave doing it his way.</text:p>
      <text:p text:style-name="P1"/>
      <text:p text:style-name="P1"><text:span text:style-name="T1">II. Aaron’s sons</text:span> joined this club. We read their story this morning. They were privileged to be the first family to lead the spiritual life of the children of Israel. Our text tells of their death as a direct result of their disobedience God. For some reason they decided to offer God’s sacrifice using the wrong ingredients. The fire started by God at the first sacrifice was the fire that they were required to use to ignite all future sacrifices but they had a better idea. It cost them their lives.</text:p>
      <text:p text:style-name="P1"><text:span text:style-name="T1">III. Belshazzar</text:span> is having a party. He takes the items from the temple of God and uses them in his party. <text:s/>During his party God arrives and begins to write on his wall. He is terrified and wants to find out what is really happening; Daniel is called and he reminds the king of how God had worked in the past. He then tells him: “And thou his son…hast not humbled thine heart, though thou knewest all this; But hast lifted up thyself against the LORD of heaven…” What was the response of Belshazzar to this response from God? Does he repent and acknowledge God as his father had? Not at all; he heard the message paid the prophet but made no personal response to the message.</text:p>
      <text:p text:style-name="P1"/>
      <text:p text:style-name="P1"><text:span text:style-name="T1">IV. The rich young man</text:span> in Matthew 19 came to Jesus and seems to sincerely want to be a part of His movement. “Good Master, what good thing [works] shall I do, that I may have eternal life?” he asks. Jesus points him to the Old Testament commandments and he is eager to claim complete obedience. Jesus, then takes him to the first commandment: “Thou shalt have no other gods before me.” No he didn’t quote the first commandment but he did (require it's obedience) when He said this: “If thou wilt be perfect, go and sell that thou hast, and give to the poor, and thou shalt have treasure in heaven: and come and follow me.” The young man then walked away (from Jesus) because he had great possessions. It sounds like he was a member of the “I did it my way” club.</text:p>
      <text:p text:style-name="P1"/>
      <text:p text:style-name="P1"><text:span text:style-name="T1">Conclude:</text:span> <text:span text:style-name="T3">Read II Kings 5:9-14</text:span> This is the story of a man who almost signed up for this club. He desperately needed healing and was willing to go to a foreign nation with a foreign God and make his request. He had an idea of <text:s/>how this healing should take place. He came prepared to pay a price and then to have the prophet come out, lay hands on him, say the magical words, and he would be healed. What a disappointment when the prophet refuses to see him. Elisha sends out a servant who tells him to go and bathe in the Jordan River, seven times. He is offended and going away in a rage when his servant risks his life to approach him and say: “My father, if the prophet had bid thee do some great thing, wouldest thou not have done it? <text:s/>how much rather then, when he saith to thee, Wash, and be clean?”</text:p>
      <text:p text:style-name="P1"><text:s text:c="2"/>He refuses to join the “I did it my way” club. He humbles himself and does exactly what the prophet commands. He washes and comes back cleaner than he ever could have expected.</text:p>
      <text:p text:style-name="P1"><text:s text:c="2"/>How about you, this morning? Are you a member of “I did it my way” club? <text:s/>You could join the “I did it God's way” clu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I Did It My Way” Club</dc:title>
    <meta:initial-creator>Joel Tice</meta:initial-creator>
    <meta:creation-date>2007-09-01T22:22:00</meta:creation-date>
    <dc:creator>Joel Tice</dc:creator>
    <dc:date>2019-10-05T18:32:57.74</dc:date>
    <meta:editing-cycles>7</meta:editing-cycles>
    <meta:editing-duration>PT7H58M50S</meta:editing-duration>
    <meta:generator>OpenOffice/4.1.3$Win32 OpenOffice.org_project/413m1$Build-9783</meta:generator>
    <meta:document-statistic meta:table-count="0" meta:image-count="0" meta:object-count="0" meta:page-count="1" meta:paragraph-count="14" meta:word-count="948" meta:character-count="4969"/>
  </office:meta>
</office:document-meta>
</file>